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92df6"/>
    </style:style>
    <style:style style:name="T2" style:family="text">
      <style:text-properties officeooo:rsid="001fc6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areerkarma.com/blog/kubernetes-projects/" text:style-name="Internet_20_link" text:visited-style-name="Visited_20_Internet_20_Link">https://careerkarma.com/blog/kubernetes-projects/</text:a></text:p>
      <text:p text:style-name="Standard"/>
      <text:p text:style-name="Standard"/>
      <text:p text:style-name="Standard">Deploy<text:span text:style-name="T1">ed</text:span> a Application<text:span text:style-name="T1">s</text:span> by Using Katacoda and Minibuke on Kubernetes </text:p>
      <text:p text:style-name="Standard"/>
      <text:p text:style-name="Standard">Create<text:span text:style-name="T2">d</text:span> a Replica Set in Kubernetes on AWS Ubuntu</text:p>
      <text:p text:style-name="Standard"/>
      <text:p text:style-name="Standard">Create<text:span text:style-name="T2">d</text:span> a Custom Kubernetes Namespace Using Kubectl and YAML File </text:p>
      <text:p text:style-name="Standard"/>
      <text:p text:style-name="Standard">Declare<text:span text:style-name="T2">d</text:span> Kubernetes Network Policy by Using Katacoda</text:p>
      <text:p text:style-name="Standard"/>
      <text:p text:style-name="Standard">Deploy<text:span text:style-name="T2">ed</text:span> a REST API in Kubernetes Using k3d</text:p>
      <text:p text:style-name="Standard"/>
      <text:p text:style-name="Standard">Create<text:span text:style-name="T2">d</text:span> Application<text:span text:style-name="T2">s</text:span> for Kubernetes Deployment using Docker File and Kubectl</text:p>
      <text:p text:style-name="Standard"/>
      <text:p text:style-name="Standard">Auto Scaling on Amazon Elastics Kubernetes Cluster Service </text:p>
      <text:p text:style-name="Standard"/>
      <text:p text:style-name="Standard">Access and Deploy Kubernetes Dashboard</text:p>
      <text:p text:style-name="Standard"/>
      <text:p text:style-name="Standard">Create and Perform a Rolling Update on DaemonSet </text:p>
      <text:p text:style-name="Standard"/>
      <text:p text:style-name="Standard">Kubernetes Monitoring Using Prometheus </text:p>
      <text:p text:style-name="Standard"/>
      <text:p text:style-name="Standard">Deploy a web server containerized app to Google Kubernetes Engine (GKE)</text:p>
      <text:p text:style-name="Standard"/>
      <text:p text:style-name="Standard">Deploy an Azure Kubernetes Service (AKS) cluster using Azure Resource Manager (ARM)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5:37:39.521021607</meta:creation-date>
    <dc:date>2022-03-09T18:01:15.372306281</dc:date>
    <meta:editing-duration>PT16M3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03" meta:character-count="745" meta:non-whitespace-character-count="649"/>
  </office:meta>
</office:document-meta>
</file>